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asics of Shell Scripting</text:p>
      <text:p text:style-name="Preformatted_20_Text"/>
      <text:p text:style-name="Preformatted_20_Text"/>
      <text:p text:style-name="Preformatted_20_Text">1) Write a simple Bash program to get the following system variables:</text:p>
      <text:p text:style-name="Preformatted_20_Text"><text:s text:c="3"/>a. pwd</text:p>
      <text:p text:style-name="Preformatted_20_Text"><text:s text:c="3"/>b. Logname</text:p>
      <text:p text:style-name="Preformatted_20_Text"/>
      <text:p text:style-name="Preformatted_20_Text"/>
      <text:p text:style-name="Preformatted_20_Text">god@god:~$ pwd</text:p>
      <text:p text:style-name="Preformatted_20_Text">/home/god</text:p>
      <text:p text:style-name="Preformatted_20_Text">god@god:~$ logname</text:p>
      <text:p text:style-name="Preformatted_20_Text">god</text:p>
      <text:p text:style-name="Preformatted_20_Text"/>
      <text:p text:style-name="Preformatted_20_Text"/>
      <text:p text:style-name="Preformatted_20_Text"/>
      <text:p text:style-name="Preformatted_20_Text">2) Write a simple Bash program:</text:p>
      <text:p text:style-name="Preformatted_20_Text"><text:s text:c="3"/>a. To ask username from user</text:p>
      <text:p text:style-name="Preformatted_20_Text"><text:s text:c="3"/>b. Exit the program, if user does not enter anything within 10 seconds</text:p>
      <text:p text:style-name="Preformatted_20_Text"><text:s text:c="3"/></text:p>
      <text:p text:style-name="P1"><text:s text:c="3"/>Hint: read -t 10 -p</text:p>
      <text:p text:style-name="P1">god@god:~/Desktop$ gedit assignment3_2.sh &amp;</text:p>
      <text:p text:style-name="P1">[1] 3654</text:p>
      <text:p text:style-name="P1">god@god:~/Desktop$ chmod +x assignment3_2.sh</text:p>
      <text:p text:style-name="P1">god@god:~/Desktop$ ./assignment3_2.sh</text:p>
      <text:p text:style-name="P1">Username</text:p>
      <text:p text:style-name="P1">god@god:~/Desktop$ </text:p>
      <text:p text:style-name="P1">god@god:~/Desktop$ ./assignment3_2.sh</text:p>
      <text:p text:style-name="P1">Username ram</text:p>
      <text:p text:style-name="P1">ram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4:31:01.576921372</meta:creation-date>
    <dc:date>2023-09-21T20:36:13.207755754</dc:date>
    <meta:editing-duration>PT15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75" meta:character-count="531" meta:non-whitespace-character-count="458"/>
  </office:meta>
</office:document-meta>
</file>